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Inconsolata" svg:font-family="Inconsolata"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2">
      <style:paragraph-properties>
        <style:tab-stops>
          <style:tab-stop style:position="17.09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1">
      <style:paragraph-properties fo:text-align="justify" style:justify-single-word="false" fo:break-before="page"/>
      <style:text-properties style:font-name="Liberation Serif" officeooo:paragraph-rsid="00118e88"/>
    </style:style>
    <style:style style:name="P5" style:family="paragraph" style:parent-style-name="Heading_20_2">
      <style:text-properties officeooo:rsid="00142593" officeooo:paragraph-rsid="00142593"/>
    </style:style>
    <style:style style:name="P6" style:family="paragraph" style:parent-style-name="Standard">
      <style:paragraph-properties fo:text-align="justify" style:justify-single-word="false"/>
      <style:text-properties style:font-name="Liberation Serif" fo:font-size="12pt" style:text-underline-style="none" fo:font-weight="normal" officeooo:rsid="00112cad" officeooo:paragraph-rsid="00112cad"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erif" fo:font-size="22pt" style:text-underline-style="solid" style:text-underline-width="auto" style:text-underline-color="font-color" fo:font-weight="bold" officeooo:rsid="00112cad" officeooo:paragraph-rsid="00112cad" style:font-size-asian="22pt" style:font-weight-asian="bold" style:font-size-complex="22pt" style:font-weight-complex="bold"/>
    </style:style>
    <style:style style:name="P8" style:family="paragraph" style:parent-style-name="Standard">
      <style:paragraph-properties fo:text-align="center" style:justify-single-word="false"/>
      <style:text-properties style:font-name="Liberation Serif" fo:font-size="32pt" style:text-underline-style="solid" style:text-underline-width="auto" style:text-underline-color="font-color" fo:font-weight="bold" officeooo:rsid="00112cad" officeooo:paragraph-rsid="00112cad" style:font-size-asian="32pt" style:font-weight-asian="bold" style:font-size-complex="32pt" style:font-weight-complex="bold"/>
    </style:style>
    <style:style style:name="P9" style:family="paragraph" style:parent-style-name="Standard">
      <style:paragraph-properties fo:text-align="justify" style:justify-single-word="false"/>
      <style:text-properties style:font-name="Liberation Serif" fo:font-size="32pt" style:text-underline-style="solid" style:text-underline-width="auto" style:text-underline-color="font-color" fo:font-weight="bold" officeooo:rsid="00112cad" officeooo:paragraph-rsid="00112cad" style:font-size-asian="32pt" style:font-weight-asian="bold" style:font-size-complex="32pt" style:font-weight-complex="bold"/>
    </style:style>
    <style:style style:name="P10" style:family="paragraph" style:parent-style-name="Standard">
      <style:paragraph-properties fo:text-align="justify" style:justify-single-word="false"/>
      <style:text-properties style:font-name="Liberation Serif" fo:font-size="15pt" style:text-underline-style="solid" style:text-underline-width="auto" style:text-underline-color="font-color" fo:font-weight="bold" officeooo:rsid="00118e88" officeooo:paragraph-rsid="00118e88" style:font-size-asian="13.1000003814697pt" style:font-weight-asian="bold" style:font-size-complex="15pt" style:font-weight-complex="bold"/>
    </style:style>
    <style:style style:name="P11" style:family="paragraph" style:parent-style-name="Standard">
      <style:paragraph-properties fo:text-align="justify" style:justify-single-word="false"/>
      <style:text-properties style:font-name="Liberation Serif" officeooo:rsid="00121cf7" officeooo:paragraph-rsid="00121cf7"/>
    </style:style>
    <style:style style:name="P12" style:family="paragraph" style:parent-style-name="Standard">
      <style:paragraph-properties fo:text-align="justify" style:justify-single-word="false"/>
      <style:text-properties style:font-name="Liberation Serif" officeooo:rsid="001289e9" officeooo:paragraph-rsid="001289e9"/>
    </style:style>
    <style:style style:name="P13" style:family="paragraph" style:parent-style-name="Standard">
      <style:paragraph-properties fo:text-align="justify" style:justify-single-word="false"/>
      <style:text-properties style:font-name="Liberation Serif" officeooo:rsid="001289e9" officeooo:paragraph-rsid="00142593"/>
    </style:style>
    <style:style style:name="P14" style:family="paragraph" style:parent-style-name="Standard">
      <style:paragraph-properties fo:text-align="justify" style:justify-single-word="false"/>
      <style:text-properties style:font-name="Liberation Serif" officeooo:rsid="00129061" officeooo:paragraph-rsid="00129061"/>
    </style:style>
    <style:style style:name="P15" style:family="paragraph" style:parent-style-name="Standard">
      <style:paragraph-properties fo:text-align="justify" style:justify-single-word="false"/>
      <style:text-properties style:font-name="Liberation Serif" officeooo:paragraph-rsid="00121cf7"/>
    </style:style>
    <style:style style:name="P16" style:family="paragraph" style:parent-style-name="Standard">
      <style:paragraph-properties fo:text-align="justify" style:justify-single-word="false"/>
      <style:text-properties style:font-name="Liberation Serif" officeooo:rsid="00142593" officeooo:paragraph-rsid="00142593"/>
    </style:style>
    <style:style style:name="P17" style:family="paragraph" style:parent-style-name="Standard">
      <style:paragraph-properties fo:text-align="justify" style:justify-single-word="false"/>
      <style:text-properties style:font-name="Liberation Serif" officeooo:rsid="00142593" officeooo:paragraph-rsid="0014c0c1"/>
    </style:style>
    <style:style style:name="P18" style:family="paragraph" style:parent-style-name="Standard">
      <style:paragraph-properties fo:text-align="justify" style:justify-single-word="false"/>
      <style:text-properties style:font-name="Liberation Serif" officeooo:rsid="0014c0c1" officeooo:paragraph-rsid="0014c0c1"/>
    </style:style>
    <style:style style:name="P19" style:family="paragraph" style:parent-style-name="Standard">
      <style:paragraph-properties fo:text-align="justify" style:justify-single-word="false"/>
      <style:text-properties style:font-name="Liberation Serif" officeooo:rsid="00162b20" officeooo:paragraph-rsid="00162b20"/>
    </style:style>
    <style:style style:name="P20" style:family="paragraph" style:parent-style-name="Standard">
      <style:paragraph-properties fo:text-align="justify" style:justify-single-word="false"/>
      <style:text-properties style:font-name="Liberation Serif" officeooo:rsid="00170b24" officeooo:paragraph-rsid="00170b24"/>
    </style:style>
    <style:style style:name="P21" style:family="paragraph" style:parent-style-name="Standard">
      <style:paragraph-properties fo:text-align="justify" style:justify-single-word="false"/>
      <style:text-properties style:font-name="Liberation Serif" officeooo:rsid="00170b24" officeooo:paragraph-rsid="001892ad"/>
    </style:style>
    <style:style style:name="P22" style:family="paragraph" style:parent-style-name="Standard">
      <style:paragraph-properties fo:text-align="justify" style:justify-single-word="false"/>
      <style:text-properties style:font-name="Liberation Serif" officeooo:rsid="001892ad" officeooo:paragraph-rsid="001892ad"/>
    </style:style>
    <style:style style:name="P23" style:family="paragraph" style:parent-style-name="Standard">
      <style:paragraph-properties fo:text-align="justify" style:justify-single-word="false" fo:break-before="page"/>
      <style:text-properties style:font-name="Liberation Serif" officeooo:rsid="001289e9" officeooo:paragraph-rsid="001289e9"/>
    </style:style>
    <style:style style:name="T1" style:family="text">
      <style:text-properties officeooo:rsid="00121cf7"/>
    </style:style>
    <style:style style:name="T2" style:family="text">
      <style:text-properties style:text-underline-style="solid" style:text-underline-width="auto" style:text-underline-color="font-color" officeooo:rsid="00118e88"/>
    </style:style>
    <style:style style:name="T3" style:family="text">
      <style:text-properties style:text-underline-style="solid" style:text-underline-width="auto" style:text-underline-color="font-color" officeooo:rsid="00129061"/>
    </style:style>
    <style:style style:name="T4" style:family="text">
      <style:text-properties style:text-underline-style="solid" style:text-underline-width="auto" style:text-underline-color="font-color" officeooo:rsid="00121cf7"/>
    </style:style>
    <style:style style:name="T5" style:family="text">
      <style:text-properties officeooo:rsid="001289e9"/>
    </style:style>
    <style:style style:name="T6" style:family="text">
      <style:text-properties officeooo:rsid="00129061"/>
    </style:style>
    <style:style style:name="T7" style:family="text">
      <style:text-properties style:text-position="super 58%"/>
    </style:style>
    <style:style style:name="T8" style:family="text">
      <style:text-properties style:text-position="super 58%" officeooo:rsid="0014c0c1"/>
    </style:style>
    <style:style style:name="T9" style:family="text">
      <style:text-properties style:text-position="0% 100%"/>
    </style:style>
    <style:style style:name="T10" style:family="text">
      <style:text-properties style:text-position="0% 100%" officeooo:rsid="0014c0c1"/>
    </style:style>
    <style:style style:name="T11" style:family="text">
      <style:text-properties style:text-position="0% 100%" officeooo:rsid="00162b20"/>
    </style:style>
    <style:style style:name="T12" style:family="text">
      <style:text-properties style:text-position="0% 100%" officeooo:rsid="00170b24"/>
    </style:style>
    <style:style style:name="T13" style:family="text">
      <style:text-properties style:text-position="0% 100%" officeooo:rsid="001892ad"/>
    </style:style>
    <style:style style:name="T14" style:family="text">
      <style:text-properties officeooo:rsid="00142593"/>
    </style:style>
    <style:style style:name="T15" style:family="text">
      <style:text-properties officeooo:rsid="00162b2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oulhole Elodie</text:p>
      <text:p text:style-name="P6">Eudeline Simon</text:p>
      <text:p text:style-name="P7"/>
      <text:p text:style-name="P9"/>
      <text:p text:style-name="P9"/>
      <text:p text:style-name="P9"/>
      <text:p text:style-name="P9"/>
      <text:p text:style-name="P9"/>
      <text:p text:style-name="P9"/>
      <text:p text:style-name="P8">Rapport du projet d’algo</text:p>
      <text:p text:style-name="P9"/>
      <text:p text:style-name="P9"/>
      <text:p text:style-name="P9"/>
      <text:p text:style-name="P9"/>
      <text:table-of-content text:style-name="Sect1"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Sommaire</text:p>
          </text:index-title>
          <text:p text:style-name="P1"><text:a xlink:type="simple" xlink:href="#__RefHeading___Toc313_2286526239" text:style-name="Index_20_Link" text:visited-style-name="Index_20_Link">I. Les différents algorithmes et fonctions<text:tab/>3</text:a></text:p>
          <text:p text:style-name="P2"><text:a xlink:type="simple" xlink:href="#__RefHeading___Toc327_2286526239" text:style-name="Index_20_Link" text:visited-style-name="Index_20_Link">1) Un mot sur les structures de données utilisées<text:tab/>3</text:a></text:p>
          <text:p text:style-name="P2"><text:a xlink:type="simple" xlink:href="#__RefHeading___Toc329_2286526239" text:style-name="Index_20_Link" text:visited-style-name="Index_20_Link">2) Fonctions auxiliaires<text:tab/>3</text:a></text:p>
          <text:p text:style-name="P2"><text:a xlink:type="simple" xlink:href="#__RefHeading___Toc331_2286526239" text:style-name="Index_20_Link" text:visited-style-name="Index_20_Link">3) Les différents algos<text:tab/>3</text:a></text:p>
        </text:index-body>
      </text:table-of-content>
      <text:p text:style-name="P10"/>
      <text:p text:style-name="P7"/>
      <text:p text:style-name="P7"/>
      <text:p text:style-name="P7"/>
      <text:p text:style-name="P6"/>
      <text:h text:style-name="P4" text:outline-level="1"><text:bookmark-start text:name="__RefHeading___Toc313_2286526239"/><text:span text:style-name="T3">I. </text:span><text:span text:style-name="T2">Les différents algorithmes </text:span><text:span text:style-name="T4">et fonctions</text:span><text:bookmark-end text:name="__RefHeading___Toc313_2286526239"/></text:h>
      <text:h text:style-name="Heading_20_2" text:outline-level="2"><text:bookmark-start text:name="__RefHeading___Toc327_2286526239"/>1) <text:span text:style-name="T14">Un mot sur les structures de données utilisées</text:span><text:bookmark-end text:name="__RefHeading___Toc327_2286526239"/></text:h>
      <text:p text:style-name="P15"/>
      <text:p text:style-name="P15"><text:span text:style-name="T1">Dans un premier, il nous a paru plus simple de travailler avec des structures de données différentes que celles fournies pour travailler sur les polygones. Nous avons décidé de représenter un polygone comme un tableau de tableaux à deux éléments (qui contiennent les coordonnées des points du polygone).</text:span></text:p>
      <text:p text:style-name="P11">Cela nous à mener à créer la fonction suivante :</text:p>
      <text:p text:style-name="P11"/>
      <text:p text:style-name="P11">vecteur_polygone(nom_fichier) : <text:tab/>cette fonction est l’équivalent de read_instance mais adaptée à <text:tab/><text:tab/><text:tab/><text:tab/><text:tab/><text:tab/>notre façon de représenter un polygone</text:p>
      <text:p text:style-name="P11"/>
      <text:p text:style-name="P11">Dans un second temps, nous avons utilisé la structure de données Polygon fournie, notamment pour utiliser la <text:span text:style-name="T5">méthode area(self) , c’est pourquoi presque toutes nos fonctions ont deux versions, une adaptée à la première structure de données, un adaptée à la deuxième.</text:span></text:p>
      <text:p text:style-name="P11"/>
      <text:p text:style-name="P12"/>
      <text:h text:style-name="P5" text:outline-level="2"><text:bookmark-start text:name="__RefHeading___Toc329_2286526239"/>2) Fonctions auxiliaires<text:bookmark-end text:name="__RefHeading___Toc329_2286526239"/></text:h>
      <text:p text:style-name="P12"/>
      <text:p text:style-name="P12">Voici la liste de ces fonctions auxiliaires <text:span text:style-name="T14">(qui existent donc en deux versions) </text:span>:</text:p>
      <text:p text:style-name="P12"/>
      <text:p text:style-name="P13">isLeft(segment, point) :<text:tab/>renvoie True si le point est à gauche de la droite obtenue en prolongeant isLeft<text:span text:style-name="T14">2</text:span>(segment, point)<text:span text:style-name="T14"> :</text:span><text:tab/>le segment et False sinon.</text:p>
      <text:p text:style-name="P12"><text:tab/><text:tab/><text:tab/><text:tab/><text:span text:style-name="T6">Complexité : O(1)</text:span></text:p>
      <text:p text:style-name="P12"/>
      <text:p text:style-name="P12">coupe_segment(segment, point) :<text:tab/>renvoie True si la demi-droite horizontal partant de point et allant</text:p>
      <text:p text:style-name="P13">coupe_segment<text:span text:style-name="T14">2</text:span>(segment, point) :<text:tab/>vers la droite coupe le segment et False sinon.</text:p>
      <text:p text:style-name="P12"><text:tab/><text:tab/><text:tab/><text:tab/><text:tab/><text:span text:style-name="T6">Complexité : O(1)</text:span></text:p>
      <text:p text:style-name="P12"/>
      <text:p text:style-name="P13">inclusion_point(polygone, point) : <text:tab/><text:tab/>renvoie True si le point est inclu dans le polygone, False inclusion_point<text:span text:style-name="T14">2</text:span>(polygone, point) :<text:tab/><text:tab/>sinon.</text:p>
      <text:p text:style-name="P13"><text:span text:style-name="T6"><text:tab/><text:tab/><text:tab/><text:tab/><text:tab/><text:tab/>Complexité : O(k) avec k le nombre de points du polygone.</text:span></text:p>
      <text:p text:style-name="P12"/>
      <text:p text:style-name="P12"/>
      <text:h text:style-name="P5" text:outline-level="2"><text:bookmark-start text:name="__RefHeading___Toc331_2286526239"/>3) Les différents algo<text:span text:style-name="T15">rithme</text:span>s<text:bookmark-end text:name="__RefHeading___Toc331_2286526239"/></text:h>
      <text:p text:style-name="P12"/>
      <text:p text:style-name="P12">L<text:span text:style-name="T15">es trois premiers algorithmes qui vont être présentés utlisent la première structure de données pour représenter les polygones, tandis que les deux derniers utilisent la structure de données Polygon fournie dans le dossier geo.</text:span></text:p>
      <text:p text:style-name="P23"><text:span text:style-name="T6">trouve_inclusions : </text:span>Notre premier algorithme <text:span text:style-name="T6">trouve_inclusions est un algorithme naïf et très lent.</text:span></text:p>
      <text:p text:style-name="P14">Le principe est dans un premier temps d’ajouter dans un tableau pour chaque polygone, tous les polygones dans lequel il est inclus. Dans un second temps, on s’occupe de choisir lequel de ces polygones il faut garder pour chaque polygone.</text:p>
      <text:p text:style-name="P14">La complexité en pire cas est un O(k * n<text:span text:style-name="T7">3</text:span><text:span text:style-name="T9">) avec k le nombre maximal de point dans un polygone (dû aux appels à inclusion_point) et n le nombre de polygones. </text:span></text:p>
      <text:p text:style-name="P16"><text:span text:style-name="T9"/></text:p>
      <text:p text:style-name="P16"><text:span text:style-name="T9"/></text:p>
      <text:p text:style-name="P16"><text:span text:style-name="T9">trouve_inclusions2 : <text:s/>Ce deuxième algorithme est déjà moins naïf, sans pour autant être très optimisé.</text:span></text:p>
      <text:p text:style-name="P17"><text:span text:style-name="T9">Le principe est cette fois de déterminer en temps réel pour chaque polygone </text:span><text:span text:style-name="T10">dans </text:span><text:span text:style-name="T9">quel polygone </text:span><text:span text:style-name="T10">il est inclus directement. Pour un polygone fixé, on utilise un booléen appartient_deja qui indique si on connaît un polygone dans lequel il est inclus, si oui et qu’on trouve un nouveau polygone dans lequel il est inclus, on choisit entre ces deux polygones via un test d’inclusion entre les deux.</text:span></text:p>
      <text:p text:style-name="P17"><text:span text:style-name="T10">La complexité en pire cas est cette fois un O(k * n</text:span><text:span text:style-name="T8">2</text:span><text:span text:style-name="T10">) avec k le nombre maximal de point dans un polygone et n le nombre de polygones. </text:span></text:p>
      <text:p text:style-name="P17"><text:span text:style-name="T10"/></text:p>
      <text:p text:style-name="P17"><text:span text:style-name="T10"/></text:p>
      <text:p text:style-name="P18"><text:span text:style-name="T9">trouve_inclusion</text:span><text:span text:style-name="T11">s</text:span><text:span text:style-name="T9">3 : <text:s/>Cet algorithme est presque identique à trouve_inclusions2, </text:span><text:span text:style-name="T11">sauf que</text:span><text:span text:style-name="T9"> nous avons essayé de diminuer le nombre de tours de la deuxième boucle for en testant l’inclusion des polygones ‘‘dans les deux sens’’ </text:span><text:span text:style-name="T11">et ainsi ne pas avoir à parcourir certains polygones.</text:span></text:p>
      <text:p text:style-name="P19"><text:span text:style-name="T9">Cela ne s’est pas avéré être une bonne idée car nous avons dû multiplier le nombre d’appels à inclusion_point dans la deuxième boucle for, ce qui compense le nombre de tours de boucle économisé.</text:span></text:p>
      <text:p text:style-name="P19"><text:span text:style-name="T9">La complexité en pire cas est encore une fois un O(k * n2) avec k le nombre maximal de point dans un polygone et n le nombre de polygones. Cette complexité ne changera pas pour tout les autres programmes mais cela reste une complexité pire cas qui ne montre pas forcément que certains programmes sont plus optimisés que d’autres.</text:span></text:p>
      <text:p text:style-name="P19"><text:span text:style-name="T9"/></text:p>
      <text:p text:style-name="P19"><text:span text:style-name="T9"/></text:p>
      <text:p text:style-name="P19"><text:span text:style-name="T9">troouve_inclusion</text:span><text:span text:style-name="T12">s</text:span><text:span text:style-name="T9">4 : <text:s/>Cet algorithme est le premier algorithme à utiliser la structure Polygon fournie. Nous avons utilisé cette structure pour utiliser la méthode area, et ainsi réaliser un tri fusion sur les aires de la liste de polygones.</text:span></text:p>
      <text:p text:style-name="P19"><text:span text:style-name="T9">Nous créons dans un premier temps vect_aires, qui est un tableau contenant des tableaux à trois élément [numéro du polygone, aire du polygone, </text:span><text:span text:style-name="T12">polygone</text:span><text:span text:style-name="T9">], </text:span><text:span text:style-name="T12">qui est donc trié de manière décroissante, avec les polygones de plus grande aire en premier jusqu’aux polygones de plus petite aire.</text:span></text:p>
      <text:p text:style-name="P20"><text:span text:style-name="T9">Pour chaque polygone parcourure, il n’est pas utile de parcourir les polygones de plus petite aire, donc on se contente de parcourir les polygones qui sont ‘‘à sa gauche’’ et dès qu’on en trouve un dans lequel il est inclus, il est nécessairement inclus directement dedans et il n’est alors pas utile de continuer à parcourir les autres polygones de plus grande aire.</text:span></text:p>
      <text:p text:style-name="P20"><text:span text:style-name="T9"/></text:p>
      <text:p text:style-name="P20"><text:span text:style-name="T9"/></text:p>
      <text:p text:style-name="P21"><text:span text:style-name="T9">trouve_inclusions5 : <text:s/>Nous commencions à être à court d’idée pour optimiser nos algorithmes, nous avons donc essayé de concevoir une autre façon de représenter les inclusions entre polygones et un arbre est ce qui nous a paru le plus naturelle. </text:span><text:span text:style-name="T13">Chaque fils d’un nœud traduit l’inclusion de ce fils dans le nœud. </text:span><text:span text:style-name="T9">Il fallait également utilisé le tri par aire qui a bien amélioré nos performances, c’est pourquoi dans les nœuds de l’a</text:span><text:span text:style-name="T13">r</text:span><text:span text:style-name="T9">bre nous avons choisi de stocker le numéro du polygone et son aire.</text:span></text:p>
      <text:p text:style-name="P22"><text:span text:style-name="T9">Il suffit d’insérer chaque polygone à sa place dans l’arbre et de lui fixer -1 comme racine.</text:span></text:p>
      <text:p text:style-name="P22"><text:span text:style-name="T9">Pour chaque polygone, le polygone dans lequel il est inclus directement est alors son père.</text:span></text:p>
      <text:p text:style-name="P22"><text:span text:style-name="T9">Nous convertissons ensuite cet arbre en vecteur d’inclusion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Inconsolata" svg:font-family="Inconsolata"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1" fo:font-family="'Liberation Serif'" style:font-style-name="Bold" style:font-family-generic="roman"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353cm" fo:margin-bottom="0.212cm" loext:contextual-spacing="false" fo:text-indent="0cm" style:auto-text-indent="true" style:page-number="auto"/>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7T08:00:14.854495915</meta:creation-date>
    <dc:date>2020-04-07T09:43:22.349143972</dc:date>
    <meta:editing-duration>PT6M56S</meta:editing-duration>
    <meta:editing-cycles>1</meta:editing-cycles>
    <meta:document-statistic meta:table-count="0" meta:image-count="0" meta:object-count="0" meta:page-count="4" meta:paragraph-count="41" meta:word-count="910" meta:character-count="5557" meta:non-whitespace-character-count="4657"/>
    <meta:generator>LibreOffice/6.3.5.2$Linux_X86_64 LibreOffice_project/30$Build-2</meta:generator>
  </office:meta>
</office:document-meta>
</file>